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2.471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ce1"/>
        <table:table-column table:style-name="co3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4" table:default-cell-style-name="ce2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250k max</text:p>
          </table:table-cell>
          <table:table-cell table:style-name="Default" table:number-columns-repeated="5"/>
          <table:table-cell table:style-name="Default" office:value-type="string" calcext:value-type="string">
            <text:p>5mA min loa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60u adjust pin curre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7"/>
          <table:table-cell/>
          <table:table-cell table:style-name="ce5" office:value-type="string" calcext:value-type="string" table:number-columns-spanned="2" table:number-rows-spanned="1">
            <text:p>Ideal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108 [kOhm]</text:p>
          </table:table-cell>
          <table:table-cell office:value-type="string" calcext:value-type="string">
            <text:p>R109 [kOhm]</text:p>
          </table:table-cell>
          <table:table-cell table:style-name="Default" office:value-type="string" calcext:value-type="string">
            <text:p>Buck output</text:p>
          </table:table-cell>
          <table:table-cell office:value-type="string" calcext:value-type="string">
            <text:p>R3 [Ohm]</text:p>
          </table:table-cell>
          <table:table-cell office:value-type="string" calcext:value-type="string">
            <text:p>R2 [kOhm]</text:p>
          </table:table-cell>
          <table:table-cell table:style-name="Default" office:value-type="string" calcext:value-type="string">
            <text:p>LDO Out</text:p>
          </table:table-cell>
          <table:table-cell table:style-name="Default" office:value-type="string" calcext:value-type="string">
            <text:p>Preload [mA]</text:p>
          </table:table-cell>
          <table:table-cell/>
          <table:table-cell office:value-type="string" calcext:value-type="string">
            <text:p>Buck Out</text:p>
          </table:table-cell>
          <table:table-cell office:value-type="string" calcext:value-type="string">
            <text:p>LDO Out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0.8*([.E6]+[.F6])/[.F6]" office:value-type="float" office:value="2.8" calcext:value-type="float">
            <text:p>2,8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formula="of:=1.25*([.H6]+[.I6])/[.I6]+0.00006*[.I6]" office:value-type="float" office:value="1.5066" calcext:value-type="float">
            <text:p>1,507</text:p>
          </table:table-cell>
          <table:table-cell table:formula="of:=[.J6]/([.H6]+[.I6])*1000" office:value-type="float" office:value="11.4136363636364" calcext:value-type="float">
            <text:p>11,41</text:p>
          </table:table-cell>
          <table:table-cell/>
          <table:table-cell table:formula="of:=[.N6]+1.3" office:value-type="float" office:value="2.8" calcext:value-type="float">
            <text:p>2,8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table:formula="of:=0.8*([.E7]+[.F7])/[.F7]" office:value-type="float" office:value="3.12258064516129" calcext:value-type="float">
            <text:p>3,12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formula="of:=1.25*([.H7]+[.I7])/[.I7]+0.00006*[.I7]" office:value-type="float" office:value="1.80370048780488" calcext:value-type="float">
            <text:p>1,804</text:p>
          </table:table-cell>
          <table:table-cell table:formula="of:=[.J7]/([.H7]+[.I7])*1000" office:value-type="float" office:value="15.2855973542786" calcext:value-type="float">
            <text:p>15,29</text:p>
          </table:table-cell>
          <table:table-cell/>
          <table:table-cell table:formula="of:=[.N7]+1.3" office:value-type="float" office:value="3.1" calcext:value-type="float">
            <text:p>3,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formula="of:=0.8*([.E8]+[.F8])/[.F8]" office:value-type="float" office:value="3.8" calcext:value-type="float">
            <text:p>3,80</text:p>
          </table:table-cell>
          <table:table-cell table:number-columns-repeated="2" office:value-type="float" office:value="240" calcext:value-type="float">
            <text:p>240</text:p>
          </table:table-cell>
          <table:table-cell table:formula="of:=1.25*([.H8]+[.I8])/[.I8]+0.00006*[.I8]" office:value-type="float" office:value="2.5144" calcext:value-type="float">
            <text:p>2,514</text:p>
          </table:table-cell>
          <table:table-cell table:formula="of:=[.J8]/([.H8]+[.I8])*1000" office:value-type="float" office:value="5.23833333333333" calcext:value-type="float">
            <text:p>5,24</text:p>
          </table:table-cell>
          <table:table-cell/>
          <table:table-cell table:formula="of:=[.N8]+1.3" office:value-type="float" office:value="3.8" calcext:value-type="float">
            <text:p>3,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0.8*([.E9]+[.F9])/[.F9]" office:value-type="float" office:value="4.35555555555556" calcext:value-type="float">
            <text:p>4,36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1.25*([.H9]+[.I9])/[.I9]+0.00006*[.I9]" office:value-type="float" office:value="3.006" calcext:value-type="float">
            <text:p>3,006</text:p>
          </table:table-cell>
          <table:table-cell table:formula="of:=[.J9]/([.H9]+[.I9])*1000" office:value-type="float" office:value="12.525" calcext:value-type="float">
            <text:p>12,53</text:p>
          </table:table-cell>
          <table:table-cell/>
          <table:table-cell table:formula="of:=[.N9]+1.3"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formula="of:=0.8*([.E10]+[.F10])/[.F10]" office:value-type="float" office:value="4.61538461538462" calcext:value-type="float">
            <text:p>4,62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1.25*([.H10]+[.I10])/[.I10]+0.00006*[.I10]" office:value-type="float" office:value="3.30205454545455" calcext:value-type="float">
            <text:p>3,302</text:p>
          </table:table-cell>
          <table:table-cell table:formula="of:=[.J10]/([.H10]+[.I10])*1000" office:value-type="float" office:value="11.386394984326" calcext:value-type="float">
            <text:p>11,39</text:p>
          </table:table-cell>
          <table:table-cell/>
          <table:table-cell table:formula="of:=[.N10]+1.3" office:value-type="float" office:value="4.6" calcext:value-type="float">
            <text:p>4,6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formula="of:=0.8*([.E11]+[.F11])/[.F11]" office:value-type="float" office:value="5.8" calcext:value-type="float">
            <text:p>5,80</text:p>
          </table:table-cell>
          <table:table-cell office:value-type="float" office:value="390" calcext:value-type="float">
            <text:p>390</text:p>
          </table:table-cell>
          <table:table-cell office:value-type="float" office:value="150" calcext:value-type="float">
            <text:p>150</text:p>
          </table:table-cell>
          <table:table-cell table:formula="of:=1.25*([.H11]+[.I11])/[.I11]+0.00006*[.I11]" office:value-type="float" office:value="4.509" calcext:value-type="float">
            <text:p>4,509</text:p>
          </table:table-cell>
          <table:table-cell table:formula="of:=[.J11]/([.H11]+[.I11])*1000" office:value-type="float" office:value="8.35" calcext:value-type="float">
            <text:p>8,35</text:p>
          </table:table-cell>
          <table:table-cell/>
          <table:table-cell table:formula="of:=[.N11]+1.3" office:value-type="float" office:value="5.8" calcext:value-type="float">
            <text:p>5,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0.8*([.E12]+[.F12])/[.F12]" office:value-type="float" office:value="6.3" calcext:value-type="float">
            <text:p>6,3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1.25*([.H12]+[.I12])/[.I12]+0.00006*[.I12]" office:value-type="float" office:value="5.006" calcext:value-type="float">
            <text:p>5,006</text:p>
          </table:table-cell>
          <table:table-cell table:formula="of:=[.J12]/([.H12]+[.I12])*1000" office:value-type="float" office:value="12.515" calcext:value-type="float">
            <text:p>12,52</text:p>
          </table:table-cell>
          <table:table-cell/>
          <table:table-cell table:formula="of:=[.N12]+1.3" office:value-type="float" office:value="6.3" calcext:value-type="float">
            <text:p>6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0.8*([.E13]+[.F13])/[.F13]" office:value-type="float" office:value="7.3" calcext:value-type="float">
            <text:p>7,30</text:p>
          </table:table-cell>
          <table:table-cell office:value-type="float" office:value="910" calcext:value-type="float">
            <text:p>910</text:p>
          </table:table-cell>
          <table:table-cell office:value-type="float" office:value="240" calcext:value-type="float">
            <text:p>240</text:p>
          </table:table-cell>
          <table:table-cell table:formula="of:=1.25*([.H13]+[.I13])/[.I13]+0.00006*[.I13]" office:value-type="float" office:value="6.00398333333333" calcext:value-type="float">
            <text:p>6,004</text:p>
          </table:table-cell>
          <table:table-cell table:formula="of:=[.J13]/([.H13]+[.I13])*1000" office:value-type="float" office:value="5.22085507246377" calcext:value-type="float">
            <text:p>5,22</text:p>
          </table:table-cell>
          <table:table-cell/>
          <table:table-cell table:formula="of:=[.N13]+1.3" office:value-type="float" office:value="7.3" calcext:value-type="float">
            <text:p>7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table:formula="of:=0.8*([.E14]+[.F14])/[.F14]" office:value-type="float" office:value="10.4" calcext:value-type="float">
            <text:p>10,40</text:p>
          </table:table-cell>
          <table:table-cell office:value-type="float" office:value="1500" calcext:value-type="float">
            <text:p>1500</text:p>
          </table:table-cell>
          <table:table-cell office:value-type="float" office:value="240" calcext:value-type="float">
            <text:p>240</text:p>
          </table:table-cell>
          <table:table-cell table:formula="of:=1.25*([.H14]+[.I14])/[.I14]+0.00006*[.I14]" office:value-type="float" office:value="9.0769" calcext:value-type="float">
            <text:p>9,077</text:p>
          </table:table-cell>
          <table:table-cell table:formula="of:=[.J14]/([.H14]+[.I14])*1000" office:value-type="float" office:value="5.2166091954023" calcext:value-type="float">
            <text:p>5,22</text:p>
          </table:table-cell>
          <table:table-cell/>
          <table:table-cell table:formula="of:=[.N14]+1.3"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8.2" calcext:value-type="float">
            <text:p>8,2</text:p>
          </table:table-cell>
          <table:table-cell table:formula="of:=0.8*([.E15]+[.F15])/[.F15]" office:value-type="float" office:value="13.4829268292683" calcext:value-type="float">
            <text:p>13,48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table:formula="of:=1.25*([.H15]+[.I15])/[.I15]+0.00006*[.I15]" office:value-type="float" office:value="12.0923333333333" calcext:value-type="float">
            <text:p>12,092</text:p>
          </table:table-cell>
          <table:table-cell table:formula="of:=[.J15]/([.H15]+[.I15])*1000" office:value-type="float" office:value="8.33954022988506" calcext:value-type="float">
            <text:p>8,34</text:p>
          </table:table-cell>
          <table:table-cell/>
          <table:table-cell table:formula="of:=[.N15]+1.3" office:value-type="float" office:value="13.3" calcext:value-type="float">
            <text:p>13,3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l" fo:country="PL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21:21:04.967107006</meta:creation-date>
    <dc:date>2022-12-26T22:47:46.483717939</dc:date>
    <meta:editing-duration>PT1H26M39S</meta:editing-duration>
    <meta:editing-cycles>7</meta:editing-cycles>
    <meta:generator>LibreOffice/7.4.3.2$Linux_X86_64 LibreOffice_project/40$Build-2</meta:generator>
    <meta:document-statistic meta:table-count="1" meta:cell-count="103" meta:object-count="0"/>
  </office:meta>
</office:document-meta>
</file>